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>
      <style:text-properties officeooo:paragraph-rsid="000f3a77"/>
    </style:style>
    <style:style style:name="P2" style:family="paragraph" style:parent-style-name="Standard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5" style:family="paragraph" style:parent-style-name="Heading_20_1">
      <style:paragraph-properties fo:break-before="page"/>
      <style:text-properties officeooo:paragraph-rsid="000f3a77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paragraph-rsid="0010da0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font-name="monospace" loext:padding="0in" loext:border="none"/>
    </style:style>
    <style:style style:name="T4" style:family="text">
      <style:text-properties style:font-name="monospace" loext:padding="0.0193in" loext:border="0.06pt solid #f7fa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f117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1813. Sentence Similarity III</text:h>
      <text:p text:style-name="P1">You are given two strings <text:span text:style-name="Source_20_Text"><text:span text:style-name="T2">sentence1</text:span></text:span> and <text:span text:style-name="Source_20_Text"><text:span text:style-name="T2">sentence2</text:span></text:span>, each representing a <text:span text:style-name="Strong_20_Emphasis"><text:span text:style-name="T1">sentence</text:span></text:span> composed of words. A sentence is a list of <text:span text:style-name="Strong_20_Emphasis"><text:span text:style-name="T1">words</text:span></text:span> that are separated by a <text:span text:style-name="Strong_20_Emphasis"><text:span text:style-name="T1">single</text:span></text:span> space with no leading or trailing spaces. Each word consists of only uppercase and lowercase English characters.</text:p>
      <text:p text:style-name="P3">Two sentences <text:span text:style-name="Source_20_Text"><text:span text:style-name="T2">s1</text:span></text:span> and <text:span text:style-name="Source_20_Text"><text:span text:style-name="T2">s2</text:span></text:span> are considered <text:span text:style-name="Strong_20_Emphasis"><text:span text:style-name="T1">similar</text:span></text:span> if it is possible to insert an arbitrary sentence (<text:span text:style-name="Emphasis"><text:span text:style-name="T1">possibly empty</text:span></text:span>) inside one of these sentences such that the two sentences become equal. <text:span text:style-name="Strong_20_Emphasis"><text:span text:style-name="T1">Note</text:span></text:span> that the inserted sentence must be separated from existing words by spaces.</text:p>
      <text:p text:style-name="P3">For example,</text:p>
      <text:list text:style-name="L1">
        <text:list-item>
          <text:p text:style-name="P8"><text:span text:style-name="Source_20_Text"><text:span text:style-name="T2">s1 = "Hello Jane"</text:span></text:span> and <text:span text:style-name="Source_20_Text"><text:span text:style-name="T2">s2 = "Hello my name is Jane"</text:span></text:span> can be made equal by inserting <text:span text:style-name="Source_20_Text"><text:span text:style-name="T2">"my name is"</text:span></text:span> between <text:span text:style-name="Source_20_Text"><text:span text:style-name="T2">"Hello"</text:span></text:span><text:span text:style-name="T1"> </text:span>and <text:span text:style-name="Source_20_Text"><text:span text:style-name="T2">"Jane"</text:span></text:span><text:span text:style-name="T1"> </text:span><text:span text:style-name="T3">in s1.</text:span></text:p>
        </text:list-item>
        <text:list-item>
          <text:p text:style-name="P9"><text:span text:style-name="Source_20_Text"><text:span text:style-name="T4">s1 = "Frog cool"</text:span></text:span><text:span text:style-name="T3"> </text:span>and<text:span text:style-name="T1"> </text:span><text:span text:style-name="Source_20_Text"><text:span text:style-name="T4">s2 = "Frogs are cool"</text:span></text:span><text:span text:style-name="T3"> </text:span>are <text:span text:style-name="Strong_20_Emphasis"><text:span text:style-name="T1">not</text:span></text:span> similar, since although there is a sentence <text:span text:style-name="Source_20_Text"><text:span text:style-name="T2">"s are"</text:span></text:span> inserted into <text:span text:style-name="Source_20_Text"><text:span text:style-name="T2">s1</text:span></text:span>, it is not separated from <text:span text:style-name="Source_20_Text"><text:span text:style-name="T2">"Frog"</text:span></text:span> by a space.</text:p>
        </text:list-item>
      </text:list>
      <text:p text:style-name="P3">Given two sentences <text:span text:style-name="Source_20_Text"><text:span text:style-name="T2">sentence1</text:span></text:span> and <text:span text:style-name="Source_20_Text"><text:span text:style-name="T2">sentence2</text:span></text:span>, return <text:span text:style-name="Strong_20_Emphasis"><text:span text:style-name="T1">true</text:span></text:span> if <text:span text:style-name="Source_20_Text"><text:span text:style-name="T2">sentence1</text:span></text:span> and <text:span text:style-name="Source_20_Text"><text:span text:style-name="T2">sentence2</text:span></text:span> are <text:span text:style-name="Strong_20_Emphasis"><text:span text:style-name="T1">similar</text:span></text:span>. Otherwise, return <text:span text:style-name="Strong_20_Emphasis"><text:span text:style-name="T1">false</text:span></text:span>.</text:p>
      <text:p text:style-name="P3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 sentence1 = "My name is Haley", sentence2 = "My Haley"</text:span></text:p>
      <text:p text:style-name="P3"><text:span text:style-name="Strong_20_Emphasis"><text:span text:style-name="T1">Output:</text:span></text:span><text:span text:style-name="T1"> true</text:span></text:p>
      <text:p text:style-name="P3"><text:span text:style-name="Strong_20_Emphasis"><text:span text:style-name="T1">Explanation:</text:span></text:span></text:p>
      <text:p text:style-name="P3"><text:span text:style-name="Source_20_Text"><text:span text:style-name="T2">sentence2</text:span></text:span><text:span text:style-name="T1"> can be turned to </text:span><text:span text:style-name="Source_20_Text"><text:span text:style-name="T2">sentence1</text:span></text:span><text:span text:style-name="T1"> by inserting "name is" between "My" and "Haley".</text:span></text:p>
      <text:p text:style-name="P3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 sentence1 = "of", sentence2 = "A lot of words"</text:span></text:p>
      <text:p text:style-name="P3"><text:span text:style-name="Strong_20_Emphasis"><text:span text:style-name="T1">Output:</text:span></text:span><text:span text:style-name="T1"> false</text:span></text:p>
      <text:p text:style-name="P3"><text:span text:style-name="Strong_20_Emphasis"><text:span text:style-name="T1">Explanation:</text:span></text:span></text:p>
      <text:p text:style-name="P4">No single sentence can be inserted inside one of the sentences to make it equal to the other.</text:p>
      <text:p text:style-name="P3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 sentence1 = "Eating right now", sentence2 = "Eating"</text:span></text:p>
      <text:p text:style-name="P3"><text:span text:style-name="Strong_20_Emphasis"><text:span text:style-name="T1">Output:</text:span></text:span><text:span text:style-name="T1"> true</text:span></text:p>
      <text:p text:style-name="P3"><text:span text:style-name="Strong_20_Emphasis"><text:span text:style-name="T1">Explanation:</text:span></text:span></text:p>
      <text:p text:style-name="P3"><text:span text:style-name="Source_20_Text"><text:span text:style-name="T2">sentence2</text:span></text:span><text:span text:style-name="T1"> can be turned to </text:span><text:span text:style-name="Source_20_Text"><text:span text:style-name="T2">sentence1</text:span></text:span><text:span text:style-name="T1"> by inserting "right now" at the end of the sentence.</text:span></text:p>
      <text:p text:style-name="P3"><text:soft-page-break/> </text:p>
      <text:p text:style-name="P3"><text:span text:style-name="Strong_20_Emphasis"><text:span text:style-name="T1">Constraints:</text:span></text:span></text:p>
      <text:list text:style-name="L2">
        <text:list-item>
          <text:p text:style-name="P10"><text:span text:style-name="Source_20_Text"><text:span text:style-name="T2">1 &lt;= sentence1.length, sentence2.length &lt;= 100</text:span></text:span></text:p>
        </text:list-item>
        <text:list-item>
          <text:p text:style-name="P10"><text:span text:style-name="Source_20_Text"><text:span text:style-name="T2">sentence1</text:span></text:span> and <text:span text:style-name="Source_20_Text"><text:span text:style-name="T2">sentence2</text:span></text:span> consist of lowercase and uppercase English letters and spaces.</text:p>
        </text:list-item>
        <text:list-item>
          <text:p text:style-name="P11">The words in <text:span text:style-name="Source_20_Text"><text:span text:style-name="T2">sentence1</text:span></text:span> and <text:span text:style-name="Source_20_Text"><text:span text:style-name="T2">sentence2</text:span></text:span> are separated by a single space.</text:p>
        </text:list-item>
      </text:list>
      <text:p text:style-name="P1"/>
      <text:h text:style-name="P6" text:outline-level="1">1813. Sentence Similarity III</text:h>
      <text:p text:style-name="Standard">/*</text:p>
      <text:p text:style-name="Standard"><text:s/><text:span text:style-name="T5"><text:s text:c="3"/>Arrays </text:span><text:span text:style-name="T6">(two pointers)</text:span></text:p>
      <text:p text:style-name="Standard"><text:s text:c="4"/>Time complexity: O(n+m)</text:p>
      <text:p text:style-name="Standard"><text:s text:c="4"/>Space complexity: O(#words in sentence1+#words in sentence2)</text:p>
      <text:p text:style-name="Standard">*/</text:p>
      <text:p text:style-name="Standard">class Solution {</text:p>
      <text:p text:style-name="Standard"><text:s text:c="4"/>public:</text:p>
      <text:p text:style-name="Standard"><text:s text:c="8"/>void string2vector(std::string s, std::vector&lt;std::string&gt;&amp; v){</text:p>
      <text:p text:style-name="Standard"><text:s text:c="12"/>std::stringstream ss(s);</text:p>
      <text:p text:style-name="Standard"><text:s text:c="12"/>std::string word;</text:p>
      <text:p text:style-name="Standard"><text:s text:c="12"/>while(ss&gt;&gt;word) v.push_back(word);</text:p>
      <text:p text:style-name="Standard"><text:s text:c="8"/>}</text:p>
      <text:p text:style-name="Standard"/>
      <text:p text:style-name="Standard"><text:s text:c="8"/>bool areSentencesSimilar(string sentence1, string sentence2) {</text:p>
      <text:p text:style-name="Standard"><text:s text:c="12"/>// To be sure that sentence1 is longer than sentence2</text:p>
      <text:p text:style-name="Standard"><text:s text:c="12"/>if(sentence1.size()&lt;sentence2.size()) swap(sentence1,sentence2);</text:p>
      <text:p text:style-name="Standard"/>
      <text:p text:style-name="Standard"><text:s text:c="12"/>// Put words of each sentence in an array</text:p>
      <text:p text:style-name="Standard"><text:s text:c="12"/>std::vector&lt;std::string&gt; v1,v2;</text:p>
      <text:p text:style-name="Standard"><text:s text:c="12"/>string2vector(sentence1,v1);</text:p>
      <text:p text:style-name="Standard"><text:s text:c="12"/>string2vector(sentence2,v2);</text:p>
      <text:p text:style-name="Standard"/>
      <text:p text:style-name="Standard"><text:s text:c="12"/>int n=v1.size();</text:p>
      <text:p text:style-name="Standard"><text:s text:c="12"/>int m=v2.size();</text:p>
      <text:p text:style-name="Standard"/>
      <text:p text:style-name="Standard"><text:s text:c="12"/>// Check similarity</text:p>
      <text:p text:style-name="Standard"><text:s text:c="12"/>int i=0,j=n-1; // sentence1 (v1)</text:p>
      <text:p text:style-name="Standard"><text:s text:c="12"/>int k=0,l=m-1; // sentence2 (v2)</text:p>
      <text:p text:style-name="Standard"><text:s text:c="12"/>while(k&lt;m &amp;&amp; v1[i]==v2[k]){</text:p>
      <text:p text:style-name="Standard"><text:s text:c="16"/>i++;</text:p>
      <text:p text:style-name="Standard"><text:s text:c="16"/>k++;</text:p>
      <text:p text:style-name="Standard"><text:s text:c="12"/>}</text:p>
      <text:p text:style-name="Standard"><text:s text:c="12"/>while(l&gt;=0 &amp;&amp; v1[j]==v2[l]){</text:p>
      <text:p text:style-name="Standard"><text:s text:c="16"/>j--;</text:p>
      <text:p text:style-name="Standard"><text:s text:c="16"/>l--;</text:p>
      <text:p text:style-name="Standard"><text:s text:c="12"/>}</text:p>
      <text:p text:style-name="Standard"><text:s text:c="15"/></text:p>
      <text:p text:style-name="Standard"><text:s text:c="12"/>return l&lt;k;</text:p>
      <text:p text:style-name="Standard"><text:s text:c="8"/>}</text:p>
      <text:p text:style-name="Standard">};</text:p>
      <text:h text:style-name="P7" text:outline-level="1">1813. Sentence Similarity III</text:h>
      <text:p text:style-name="Standard">/*</text:p>
      <text:p text:style-name="Standard"><text:s text:c="4"/><text:span text:style-name="T5">Deque</text:span></text:p>
      <text:p text:style-name="Standard"><text:s text:c="4"/>Time complexity: O(n+m)</text:p>
      <text:p text:style-name="Standard"><text:s text:c="4"/>Space complexity: O(#words in sentence1+#words in sentence2)</text:p>
      <text:p text:style-name="Standard">*/</text:p>
      <text:p text:style-name="Standard">class Solution {</text:p>
      <text:p text:style-name="Standard"><text:s text:c="4"/>public:</text:p>
      <text:p text:style-name="Standard"><text:s text:c="8"/>void string2deque(std::string s, std::deque&lt;std::string&gt;&amp; q){</text:p>
      <text:p text:style-name="Standard"><text:s text:c="12"/>std::stringstream ss(s);</text:p>
      <text:p text:style-name="Standard"><text:s text:c="12"/>std::string word;</text:p>
      <text:p text:style-name="Standard"><text:s text:c="12"/>while(ss&gt;&gt;word) q.push_back(word);</text:p>
      <text:p text:style-name="P2"><text:s text:c="8"/>}</text:p>
      <text:p text:style-name="Standard"><text:s text:c="8"/>bool areSentencesSimilar(string sentence1, string sentence2) {</text:p>
      <text:p text:style-name="Standard"><text:s text:c="12"/>// To be sure that sentence1 is longer than sentence2</text:p>
      <text:p text:style-name="Standard"><text:s text:c="12"/>if(sentence1.size()&lt;sentence2.size()) swap(sentence1,sentence2);</text:p>
      <text:p text:style-name="Standard"/>
      <text:p text:style-name="Standard"><text:s text:c="12"/>// Put words of each sentence in an deque</text:p>
      <text:p text:style-name="Standard"><text:s text:c="12"/>std::deque&lt;std::string&gt; q1,q2;</text:p>
      <text:p text:style-name="Standard"><text:s text:c="12"/>string2deque(sentence1,q1);</text:p>
      <text:p text:style-name="Standard"><text:s text:c="12"/>string2deque(sentence2,q2);</text:p>
      <text:p text:style-name="Standard"/>
      <text:p text:style-name="Standard"><text:s text:c="12"/>// Check</text:p>
      <text:p text:style-name="Standard"><text:s text:c="12"/>while(!q2.empty() &amp;&amp; q1.front()==q2.front()){</text:p>
      <text:p text:style-name="Standard"><text:s text:c="16"/>q1.pop_front();</text:p>
      <text:p text:style-name="Standard"><text:s text:c="16"/>q2.pop_front();</text:p>
      <text:p text:style-name="Standard"><text:s text:c="12"/>}</text:p>
      <text:p text:style-name="Standard"><text:s text:c="12"/>while(!q2.empty() &amp;&amp; q1.back()==q2.back()){</text:p>
      <text:p text:style-name="Standard"><text:s text:c="16"/>q1.pop_back();</text:p>
      <text:p text:style-name="Standard"><text:s text:c="16"/>q2.pop_back();</text:p>
      <text:p text:style-name="Standard"><text:s text:c="12"/>}</text:p>
      <text:p text:style-name="Standard"><text:s text:c="15"/></text:p>
      <text:p text:style-name="Standard"><text:s text:c="12"/>return q2.empty()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0:30:37.789565757</meta:creation-date>
    <dc:date>2024-10-06T10:54:31.476702262</dc:date>
    <meta:editing-duration>PT20M13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4" meta:paragraph-count="98" meta:word-count="485" meta:character-count="3990" meta:non-whitespace-character-count="2943"/>
  </office:meta>
</office:document-meta>
</file>